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sl" fo:country="SI" officeooo:rsid="001088dc" officeooo:paragraph-rsid="001088dc" style:font-size-asian="10.5pt"/>
    </style:style>
    <style:style style:name="P2" style:family="paragraph" style:parent-style-name="Standard">
      <style:text-properties fo:language="sl" fo:country="SI" fo:font-weight="normal" officeooo:rsid="001088dc" officeooo:paragraph-rsid="001088dc" style:font-size-asian="10.5pt" style:font-weight-asian="normal" style:font-weight-complex="normal"/>
    </style:style>
    <style:style style:name="P3" style:family="paragraph" style:parent-style-name="Standard">
      <style:text-properties fo:language="sl" fo:country="SI" fo:font-weight="normal" officeooo:rsid="001088dc" officeooo:paragraph-rsid="0010d791" style:font-size-asian="10.5pt" style:font-weight-asian="normal" style:font-weight-complex="normal"/>
    </style:style>
    <style:style style:name="P4" style:family="paragraph" style:parent-style-name="Standard">
      <style:text-properties fo:language="sl" fo:country="SI" fo:font-weight="normal" officeooo:rsid="001088dc" officeooo:paragraph-rsid="0012ab37" style:font-size-asian="10.5pt" style:font-weight-asian="normal" style:font-weight-complex="normal"/>
    </style:style>
    <style:style style:name="P5" style:family="paragraph" style:parent-style-name="Standard">
      <style:text-properties fo:language="sl" fo:country="SI" fo:font-weight="normal" officeooo:rsid="0010d791" officeooo:paragraph-rsid="0010d791" style:font-size-asian="10.5pt" style:font-weight-asian="normal" style:font-weight-complex="normal"/>
    </style:style>
    <style:style style:name="P6" style:family="paragraph" style:parent-style-name="Standard">
      <style:text-properties fo:language="sl" fo:country="SI" fo:font-weight="normal" officeooo:rsid="0010d791" officeooo:paragraph-rsid="0012ab37" style:font-size-asian="10.5pt" style:font-weight-asian="normal" style:font-weight-complex="normal"/>
    </style:style>
    <style:style style:name="P7" style:family="paragraph" style:parent-style-name="Standard">
      <style:text-properties fo:language="sl" fo:country="SI" fo:font-weight="normal" officeooo:rsid="0012ab37" officeooo:paragraph-rsid="0012ab37" style:font-size-asian="10.5pt" style:font-weight-asian="normal" style:font-weight-complex="normal"/>
    </style:style>
    <style:style style:name="P8" style:family="paragraph" style:parent-style-name="Standard">
      <style:text-properties fo:language="sl" fo:country="SI" fo:font-weight="normal" officeooo:rsid="00143ec1" officeooo:paragraph-rsid="00143ec1" style:font-size-asian="10.5pt" style:font-weight-asian="normal" style:font-weight-complex="normal"/>
    </style:style>
    <style:style style:name="P9" style:family="paragraph" style:parent-style-name="Standard">
      <style:text-properties fo:language="sl" fo:country="SI" fo:font-weight="normal" officeooo:rsid="00143ec1" officeooo:paragraph-rsid="00149f07" style:font-size-asian="10.5pt" style:font-weight-asian="normal" style:font-weight-complex="normal"/>
    </style:style>
    <style:style style:name="P10" style:family="paragraph" style:parent-style-name="Standard">
      <style:text-properties fo:language="sl" fo:country="SI" fo:font-weight="normal" officeooo:rsid="00149f07" officeooo:paragraph-rsid="00149f07" style:font-size-asian="10.5pt" style:font-weight-asian="normal" style:font-weight-complex="normal"/>
    </style:style>
    <style:style style:name="P11" style:family="paragraph" style:parent-style-name="Standard">
      <style:text-properties fo:language="sl" fo:country="SI" style:text-underline-style="solid" style:text-underline-width="auto" style:text-underline-color="font-color" fo:font-weight="bold" officeooo:rsid="0010d791" officeooo:paragraph-rsid="0010d791" style:font-size-asian="10.5pt" style:font-weight-asian="bold" style:font-weight-complex="bold"/>
    </style:style>
    <style:style style:name="P12" style:family="paragraph" style:parent-style-name="Standard">
      <style:text-properties fo:language="sl" fo:country="SI" style:text-underline-style="solid" style:text-underline-width="auto" style:text-underline-color="font-color" fo:font-weight="bold" officeooo:rsid="0010d791" officeooo:paragraph-rsid="0012ab37" style:font-size-asian="10.5pt" style:font-weight-asian="bold" style:font-weight-complex="bold"/>
    </style:style>
    <style:style style:name="P13" style:family="paragraph" style:parent-style-name="Table_20_Contents">
      <style:text-properties officeooo:rsid="00143ec1" officeooo:paragraph-rsid="00143ec1" style:font-size-asian="10.5pt"/>
    </style:style>
    <style:style style:name="P14" style:family="paragraph" style:parent-style-name="Table_20_Contents">
      <style:text-properties fo:language="sl" fo:country="SI" officeooo:rsid="0012ab37" officeooo:paragraph-rsid="0012ab37" style:font-size-asian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solid" style:text-underline-width="auto" style:text-underline-color="font-color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officeooo:rsid="0010d791"/>
    </style:style>
    <style:style style:name="T9" style:family="text">
      <style:text-properties style:text-position="0% 100%" style:text-underline-style="none" fo:font-weight="normal" style:font-weight-asian="normal" style:font-weight-complex="normal"/>
    </style:style>
    <style:style style:name="T10" style:family="text">
      <style:text-properties style:text-position="0% 100%" style:text-underline-style="none" fo:font-weight="normal" officeooo:rsid="0012ab37" style:font-weight-asian="normal" style:font-weight-complex="normal"/>
    </style:style>
    <style:style style:name="T11" style:family="text">
      <style:text-properties style:text-position="0% 100%" style:text-underline-style="none" officeooo:rsid="0012ab37"/>
    </style:style>
    <style:style style:name="T12" style:family="text">
      <style:text-properties style:text-position="0% 100%" style:text-underline-style="none" fo:font-weight="bold" style:font-weight-asian="bold" style:font-weight-complex="bold"/>
    </style:style>
    <style:style style:name="T13" style:family="text">
      <style:text-properties style:text-position="0% 100%" style:text-underline-style="none" officeooo:rsid="00149f07"/>
    </style:style>
    <style:style style:name="T14" style:family="text">
      <style:text-properties style:text-position="sub 58%" style:text-underline-style="none"/>
    </style:style>
    <style:style style:name="T15" style:family="text">
      <style:text-properties style:text-position="sub 58%" style:text-underline-style="none" officeooo:rsid="0010d7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je 17.5.</text:p>
      <text:p text:style-name="P1"/>
      <text:p text:style-name="P1">1. Omrežje na internetu ima masko podmrežja 255.255.240.0. Kolikšno je največje število naprav v tem podmrežju?</text:p>
      <text:p text:style-name="P1"/>
      <text:p text:style-name="P1">255.255.240.0. se pretvori v:</text:p>
      <text:p text:style-name="P1"><text:span text:style-name="T1">11111111. 11111111. 1111</text:span><text:span text:style-name="T2">0000. 00000000</text:span></text:p>
      <text:p text:style-name="P1"><text:span text:style-name="T1">omrežni biti</text:span><text:tab/><text:tab/><text:tab/><text:span text:style-name="T2">Hosts bit</text:span></text:p>
      <text:p text:style-name="P1"><text:span text:style-name="T2"/></text:p>
      <text:p text:style-name="P2">4 + 8 = 12 bit -&gt; 2<text:span text:style-name="T3">12</text:span><text:span text:style-name="T5"> = 4096, torej 4096 naprav</text:span></text:p>
      <text:p text:style-name="P2"><text:span text:style-name="T5"/></text:p>
      <text:p text:style-name="P2"><text:span text:style-name="T5">drugi način:</text:span></text:p>
      <text:p text:style-name="P2"><text:span text:style-name="T5">255 -240 = </text:span><text:span text:style-name="T6">15</text:span><text:span text:style-name="T7"> -&gt; log</text:span><text:span text:style-name="T14">2</text:span><text:span text:style-name="T7">(15) = 3,9 = 4 bit</text:span></text:p>
      <text:p text:style-name="P2"><text:span text:style-name="T7">255 -0 = 255 -&gt; log</text:span><text:span text:style-name="T14">2</text:span><text:span text:style-name="T7">(255) = 7,9 = 8bit</text:span></text:p>
      <text:p text:style-name="P2"><text:span text:style-name="T7"><text:s/>4 + 8 = 12 bit -&gt; 2</text:span><text:span text:style-name="T4">12</text:span><text:span text:style-name="T7"> = 4096, torej 4096 naprav</text:span></text:p>
      <text:p text:style-name="P2"><text:span text:style-name="T7"/></text:p>
      <text:p text:style-name="P2"><text:span text:style-name="T7">2. Veliko število ip naslovov je na voljo od začetnega ip naslova, ki je 198.16.0.0. Tri podjetja želijo naslove, ki se jim dodeljuje po naslednjem zaporedju.</text:span></text:p>
      <text:p text:style-name="P2"><text:span text:style-name="T7"/></text:p>
      <text:p text:style-name="P2"><text:span text:style-name="T7">Podjetje 1: 4000 ip naslovov</text:span></text:p>
      <text:p text:style-name="P2"><text:span text:style-name="T7">Podjetje 2: 2000 ip naslovov</text:span></text:p>
      <text:p text:style-name="P2"><text:span text:style-name="T7">Podjetje 3: 4000 ip naslovov</text:span></text:p>
      <text:p text:style-name="P2"><text:span text:style-name="T7"/></text:p>
      <text:p text:style-name="P2"><text:span text:style-name="T7">Za vsako podjetje določi začetni in končni ip naslov, ter masko podomrežja. </text:span></text:p>
      <text:p text:style-name="P2"><text:span text:style-name="T7"/></text:p>
      <text:p text:style-name="P2"><text:span text:style-name="T12">Podjetje 1</text:span><text:span text:style-name="T7">: </text:span><text:span text:style-name="T8">4000 ip naslovov -&gt; log</text:span><text:span text:style-name="T15">2</text:span><text:span text:style-name="T8">(4000) = 11,.... -&gt; 12 bit</text:span></text:p>
      <text:p text:style-name="P2"><text:span text:style-name="T7">198.16.</text:span><text:span text:style-name="T6">0</text:span><text:span text:style-name="T7">.</text:span><text:span text:style-name="T6">0</text:span><text:span text:style-name="T7">. <text:s/>-</text:span><text:span text:style-name="T8">&gt; 198.16.15.255. <text:s text:c="4"/></text:span></text:p>
      <text:p text:style-name="P2"><text:span text:style-name="T7"><text:tab/></text:span><text:span text:style-name="T8">4 8</text:span></text:p>
      <text:p text:style-name="P2"><text:span text:style-name="T8"/></text:p>
      <text:p text:style-name="P3"><text:span text:style-name="T8">Maska podomrežja: 198.16.0.0. / 20</text:span></text:p>
      <text:p text:style-name="P5"><text:span text:style-name="T7">32bit – 12 = 20 omrežnih bitov</text:span></text:p>
      <text:p text:style-name="P5"><text:span text:style-name="T7"/></text:p>
      <text:p text:style-name="P3"><text:span text:style-name="T12">Podjetje 2</text:span><text:span text:style-name="T7">: 2000 ip naslovov -</text:span><text:span text:style-name="T8">&gt; log</text:span><text:span text:style-name="T15">2</text:span><text:span text:style-name="T8">(2000) = 10,.... -&gt; 11 bit</text:span></text:p>
      <text:p text:style-name="P5"><text:span text:style-name="T7">198.16.</text:span><text:span text:style-name="T6">16</text:span><text:span text:style-name="T7">.</text:span><text:span text:style-name="T6">0</text:span><text:span text:style-name="T7">. -&gt; 198.16.23.255.</text:span></text:p>
      <text:p text:style-name="P5"><text:span text:style-name="T7"><text:tab/> 3 <text:s/>8<text:tab/> <text:s/>(16 + 8) – 1, ker začnemo z 16</text:span></text:p>
      <text:p text:style-name="P5"><text:span text:style-name="T7"/></text:p>
      <text:p text:style-name="P3"><text:span text:style-name="T8">Maska podomrežja: 198.16.16.0. / 21</text:span></text:p>
      <text:p text:style-name="P5"><text:span text:style-name="T7">8 + 8 + (8-3) = 8+8+5 = 21 omrežnih bitov</text:span></text:p>
      <text:p text:style-name="P5"><text:span text:style-name="T7"/></text:p>
      <text:p text:style-name="P12"><text:span text:style-name="T11">Neuporaben range 11 bitov, za velikost Podjetja 2</text:span></text:p>
      <text:p text:style-name="P11"><text:span text:style-name="T5">2048</text:span><text:span text:style-name="T9"> -&gt; 18.16.24.0. -&gt; </text:span><text:span text:style-name="T10">198.16.31.255.</text:span></text:p>
      <text:p text:style-name="P5"><text:span text:style-name="T7"/></text:p>
      <text:p text:style-name="P3"><text:span text:style-name="T12">Podjetje 3</text:span><text:span text:style-name="T7">: 4000 ip naslovov -</text:span><text:span text:style-name="T8">&gt; log</text:span><text:span text:style-name="T15">2</text:span><text:span text:style-name="T8">(4000) = 11,.... -&gt; 12 bit</text:span></text:p>
      <text:p text:style-name="P5"><text:span text:style-name="T7">198.16.</text:span><text:span text:style-name="T11">32.0. -&gt; 198.16.47.255.</text:span></text:p>
      <text:p text:style-name="P5"><text:span text:style-name="T11"/></text:p>
      <text:p text:style-name="P4"><text:span text:style-name="T8">Maska podomrežja: 198.16.</text:span><text:span text:style-name="T11">32</text:span><text:span text:style-name="T8">.0. / 2</text:span><text:span text:style-name="T11">0</text:span></text:p>
      <text:p text:style-name="P6"><text:span text:style-name="T11">32 – 12 = 20 omrežnih bitov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7"><text:soft-page-break/><text:span text:style-name="T7">3. Usmerjevalnik ima naslednje vnose v usmerjevalni tabeli: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Naslov/maska</text:p>
          </table:table-cell>
          <table:table-cell table:style-name="Table1.B1" office:value-type="string">
            <text:p text:style-name="P14">izhod</text:p>
          </table:table-cell>
        </table:table-row>
        <table:table-row>
          <table:table-cell table:style-name="Table1.A2" office:value-type="string">
            <text:p text:style-name="P14">135.46.56.0./22</text:p>
          </table:table-cell>
          <table:table-cell table:style-name="Table1.B2" office:value-type="string">
            <text:p text:style-name="P14">A</text:p>
          </table:table-cell>
        </table:table-row>
        <table:table-row>
          <table:table-cell table:style-name="Table1.A2" office:value-type="string">
            <text:p text:style-name="P14">135.46.60.0./22</text:p>
          </table:table-cell>
          <table:table-cell table:style-name="Table1.B2" office:value-type="string">
            <text:p text:style-name="P14">B</text:p>
          </table:table-cell>
        </table:table-row>
        <table:table-row>
          <table:table-cell table:style-name="Table1.A2" office:value-type="string">
            <text:p text:style-name="P14">192.53.40.0./23</text:p>
          </table:table-cell>
          <table:table-cell table:style-name="Table1.B2" office:value-type="string">
            <text:p text:style-name="P14">C</text:p>
          </table:table-cell>
        </table:table-row>
        <table:table-row>
          <table:table-cell table:style-name="Table1.A2" office:value-type="string">
            <text:p text:style-name="P14">Privzeto</text:p>
          </table:table-cell>
          <table:table-cell table:style-name="Table1.B2" office:value-type="string">
            <text:p text:style-name="P14">D</text:p>
          </table:table-cell>
        </table:table-row>
      </table:table>
      <text:p text:style-name="P7"><text:span text:style-name="T7"/></text:p>
      <text:p text:style-name="P7"><text:span text:style-name="T7">Za vsakega od spodnjih ip naslovov ugotovite, kaj usmerjevalnik naredi, če je cilj paketa podani naslov: </text:span></text:p>
      <text:p text:style-name="P7"><text:span text:style-name="T7"/></text:p>
      <text:p text:style-name="P7"><text:span text:style-name="T7">a) 135.46.63.10. <text:s text:c="2"/>-&gt; usmeri k B</text:span></text:p>
      <text:p text:style-name="P7"><text:span text:style-name="T7">b) 135.46.57.14. <text:s text:c="2"/>-&gt; usmeri k A</text:span></text:p>
      <text:p text:style-name="P7"><text:span text:style-name="T7">c) 135.46.52.2. <text:s text:c="3"/>-&gt; usmeri k D</text:span></text:p>
      <text:p text:style-name="P7"><text:span text:style-name="T7"/></text:p>
      <text:p text:style-name="P8"><text:span text:style-name="T7">gleda se masko ( 32 – 22) = x -&gt; naslov + x bitov</text:span></text:p>
      <text:p text:style-name="P7"><text:span text:style-name="T7"/></text:p>
      <text:p text:style-name="P8"><text:span text:style-name="T7">4. Usmerjevalnik je prejel sledeče nove ip naslove:</text:span></text:p>
      <text:p text:style-name="P8"><text:span text:style-name="T7">57.6.96.0./21</text:span></text:p>
      <text:p text:style-name="P8"><text:span text:style-name="T7">57.6.104.0./21</text:span></text:p>
      <text:p text:style-name="P8"><text:span text:style-name="T7">57.6.112.0./21</text:span></text:p>
      <text:p text:style-name="P8"><text:span text:style-name="T7">57.6.120.0./21</text:span></text:p>
      <text:p text:style-name="P8"><text:span text:style-name="T7">Ali lahko te ip-je združimo, če vsi uporabljajo enako odhodno povezavo? Kako bi potem takem izgledala sama maska podomrežja?</text:span></text:p>
      <text:p text:style-name="P8"><text:span text:style-name="T7"/></text:p>
      <text:p text:style-name="P8"><text:span text:style-name="T7">Prva byte-a sta enaka torej pretvorimo ostale byte.</text:span></text:p>
      <text:p text:style-name="P8"><text:span text:style-name="T7"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128</text:p>
          </table:table-cell>
          <table:table-cell table:style-name="Table2.A1" office:value-type="string">
            <text:p text:style-name="P13">64</text:p>
          </table:table-cell>
          <table:table-cell table:style-name="Table2.A1" office:value-type="string">
            <text:p text:style-name="P13">32</text:p>
          </table:table-cell>
          <table:table-cell table:style-name="Table2.E1" office:value-type="string">
            <text:p text:style-name="P13">16</text:p>
          </table:table-cell>
        </table:table-row>
        <table:table-row>
          <table:table-cell table:style-name="Table2.A2" office:value-type="string">
            <text:p text:style-name="P13">96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E2" office:value-type="string">
            <text:p text:style-name="P13">0...0</text:p>
          </table:table-cell>
        </table:table-row>
        <table:table-row>
          <table:table-cell table:style-name="Table2.A2" office:value-type="string">
            <text:p text:style-name="P13">104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E4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3">112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E4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3">12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E5" office:value-type="string">
            <text:p text:style-name="P13">1</text:p>
          </table:table-cell>
        </table:table-row>
      </table:table>
      <text:p text:style-name="P8"><text:span text:style-name="T7"/></text:p>
      <text:p text:style-name="P10"><text:span text:style-name="T7"/></text:p>
      <text:p text:style-name="P8"><text:span text:style-name="T7">8 + 8 + 3 = 19 omrežnih naslovov</text:span></text:p>
      <text:p text:style-name="P8"><text:span text:style-name="T7"/></text:p>
      <text:p text:style-name="P9"><text:span text:style-name="T7">57.6.96.0./19 = maska podomrežja // </text:span><text:span text:style-name="T13">začne se pri </text:span><text:span text:style-name="T7">57.6.96.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31:17.728871279</meta:creation-date>
    <dc:date>2019-05-17T12:19:09.949134266</dc:date>
    <meta:editing-duration>PT1M51S</meta:editing-duration>
    <meta:editing-cycles>1</meta:editing-cycles>
    <meta:document-statistic meta:table-count="2" meta:image-count="0" meta:object-count="0" meta:page-count="2" meta:paragraph-count="80" meta:word-count="386" meta:character-count="2121" meta:non-whitespace-character-count="1787"/>
    <meta:generator>LibreOffice/6.0.7.3$Linux_X86_64 LibreOffice_project/00m0$Build-3</meta:generator>
  </office:meta>
</office:document-meta>
</file>